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0.9319in"/>
        </style:tab-stops>
      </style:paragraph-properties>
      <style:text-properties fo:font-size="12pt" fo:font-style="normal" officeooo:paragraph-rsid="006ecc8d" style:font-size-asian="12pt" style:font-style-asian="normal" style:font-size-complex="12pt" style:font-style-complex="normal"/>
    </style:style>
    <style:style style:name="P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fo:font-style="normal" officeooo:paragraph-rsid="006ecc8d" style:font-size-asian="12pt" style:font-style-asian="normal" style:font-name-complex="Times New Roman" style:font-size-complex="12pt" style:language-complex="ar" style:country-complex="SA" style:font-style-complex="normal"/>
    </style:style>
    <style:style style:name="P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fo:font-style="normal" officeooo:paragraph-rsid="00732265" style:font-size-asian="12pt" style:font-style-asian="normal" style:font-name-complex="Times New Roman" style:font-size-complex="12pt" style:language-complex="ar" style:country-complex="SA" style:font-style-complex="normal"/>
    </style:style>
    <style:style style:name="P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fo:font-style="normal" officeooo:rsid="0015a3a6" officeooo:paragraph-rsid="006ecc8d" style:font-size-asian="12pt" style:font-style-asian="normal" style:font-size-complex="12pt" style:font-style-complex="normal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fo:font-style="normal" officeooo:rsid="0015a3a6" officeooo:paragraph-rsid="00732265" style:font-size-asian="12pt" style:font-style-asian="normal" style:font-size-complex="12pt" style:font-style-complex="normal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fo:font-style="normal" officeooo:rsid="0015a3a6" officeooo:paragraph-rsid="00765608" style:font-size-asian="12pt" style:font-style-asian="normal" style:font-size-complex="12pt" style:font-style-complex="normal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fo:font-style="normal" officeooo:rsid="0015a3a6" officeooo:paragraph-rsid="00795131" style:font-size-asian="12pt" style:font-style-asian="normal" style:font-size-complex="12pt" style:font-style-complex="normal"/>
    </style:style>
    <style:style style:name="P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fo:font-style="normal" officeooo:paragraph-rsid="006ecc8d" style:font-size-asian="12pt" style:font-style-asian="normal" style:font-size-complex="12pt" style:font-style-complex="normal"/>
    </style:style>
    <style:style style:name="P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fo:font-style="normal" officeooo:paragraph-rsid="00765608" style:font-size-asian="12pt" style:font-style-asian="normal" style:font-size-complex="12pt" style:font-style-complex="normal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fo:font-style="normal" officeooo:rsid="0022176e" officeooo:paragraph-rsid="006ecc8d" style:font-size-asian="12pt" style:font-style-asian="normal" style:font-name-complex="Times New Roman1" style:font-size-complex="12pt" style:font-style-complex="normal"/>
    </style:style>
    <style:style style:name="P1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fo:font-style="normal" officeooo:rsid="0022176e" officeooo:paragraph-rsid="00765608" style:font-size-asian="12pt" style:font-style-asian="normal" style:font-name-complex="Times New Roman1" style:font-size-complex="12pt" style:font-style-complex="normal"/>
    </style:style>
    <style:style style:name="P1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font-style="normal" officeooo:paragraph-rsid="006ecc8d" style:font-size-asian="12pt" style:font-style-asian="normal" style:font-size-complex="12pt" style:font-style-complex="normal"/>
    </style:style>
    <style:style style:name="P1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font-style="normal" officeooo:paragraph-rsid="00732265" style:font-size-asian="12pt" style:font-style-asian="normal" style:font-size-complex="12pt" style:font-style-complex="normal"/>
    </style:style>
    <style:style style:name="P1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font-style="normal" officeooo:paragraph-rsid="00795131" style:font-size-asian="12pt" style:font-style-asian="normal" style:font-size-complex="12pt" style:font-style-complex="normal"/>
    </style:style>
    <style:style style:name="P1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font-name="Times New Roman" fo:font-size="12pt" fo:font-style="normal" officeooo:paragraph-rsid="006ecc8d" style:font-size-asian="12pt" style:font-style-asian="normal" style:font-size-complex="12pt" style:font-style-complex="normal"/>
    </style:style>
    <style:style style:name="P16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6cc72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1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1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26e28c" officeooo:paragraph-rsid="006ecc8d" style:font-name-asian="Symbol1" style:font-size-asian="12pt" style:font-style-asian="normal" style:font-name-complex="Times New Roman1" style:font-size-complex="12pt" style:language-complex="ar" style:country-complex="SA" style:font-style-complex="normal"/>
    </style:style>
    <style:style style:name="P1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fo:font-style="normal" officeooo:rsid="0015a3a6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2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fo:font-style="normal" officeooo:rsid="0015a3a6" officeooo:paragraph-rsid="00732265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2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fo:font-style="normal" officeooo:rsid="0015a3a6" officeooo:paragraph-rsid="00765608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2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fo:font-style="normal" officeooo:rsid="0015a3a6" officeooo:paragraph-rsid="00795131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2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fo:font-style="normal" officeooo:rsid="00239ad5" officeooo:paragraph-rsid="006ecc8d" style:font-name-asian="Symbol1" style:font-size-asian="12pt" style:font-style-asian="normal" style:font-name-complex="Times New Roman1" style:font-size-complex="12pt" style:language-complex="ar" style:country-complex="SA" style:font-style-complex="normal"/>
    </style:style>
    <style:style style:name="P2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fo:font-style="normal" officeooo:rsid="00239ad5" officeooo:paragraph-rsid="00765608" style:font-name-asian="Symbol1" style:font-size-asian="12pt" style:font-style-asian="normal" style:font-name-complex="Times New Roman1" style:font-size-complex="12pt" style:language-complex="ar" style:country-complex="SA" style:font-style-complex="normal"/>
    </style:style>
    <style:style style:name="P2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fo:font-style="normal" officeooo:rsid="0015a3a6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2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fo:font-style="normal" officeooo:rsid="0015a3a6" officeooo:paragraph-rsid="00795131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2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fo:font-style="normal" officeooo:rsid="0016e545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2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fo:font-style="normal" officeooo:rsid="0016e545" officeooo:paragraph-rsid="00795131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2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fo:font-style="normal" officeooo:rsid="001d2bcb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3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fo:font-style="normal" officeooo:rsid="00296ff8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3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fo:font-style="normal" officeooo:rsid="0015a3a6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3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fo:font-style="normal" officeooo:rsid="0015a3a6" officeooo:paragraph-rsid="00732265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3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fo:font-style="normal" officeooo:rsid="001d2bcb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3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fo:font-style="normal" officeooo:rsid="00296ff8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3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fo:font-style="normal" officeooo:rsid="002931d8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3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fo:font-style="normal" officeooo:paragraph-rsid="006ecc8d" style:font-size-asian="12pt" style:font-style-asian="normal" style:font-size-complex="12pt" style:font-style-complex="normal"/>
    </style:style>
    <style:style style:name="P3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fo:font-style="normal" officeooo:paragraph-rsid="00732265" style:font-size-asian="12pt" style:font-style-asian="normal" style:font-size-complex="12pt" style:font-style-complex="normal"/>
    </style:style>
    <style:style style:name="P3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solid" style:text-line-through-type="single" style:font-name="Times New Roman" fo:font-size="12pt" fo:font-style="normal" officeooo:paragraph-rsid="006ecc8d" style:font-size-asian="12pt" style:font-style-asian="normal" style:font-size-complex="12pt" style:font-style-complex="normal"/>
    </style:style>
    <style:style style:name="P3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1d2bcb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2931d8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30a17e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super 58%" style:font-name="Times New Roman" fo:font-size="12pt" fo:letter-spacing="normal" fo:language="uk" fo:country="UA" fo:font-style="normal" style:text-underline-style="none" fo:font-weight="normal" officeooo:rsid="001d2bcb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32bf41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size="12pt" fo:font-style="normal" officeooo:paragraph-rsid="006ecc8d" style:font-size-asian="12pt" style:font-style-asian="normal" style:font-size-complex="12pt" style:font-style-complex="normal"/>
    </style:style>
    <style:style style:name="P46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fo:font-style="normal" officeooo:paragraph-rsid="00732265" style:font-size-asian="12pt" style:font-style-asian="normal" style:font-size-complex="12pt" style:font-style-complex="normal"/>
    </style:style>
    <style:style style:name="P47" style:family="paragraph" style:parent-style-name="List_20_Paragraph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fo:font-style="normal" officeooo:rsid="0022176e" officeooo:paragraph-rsid="00765608" style:font-size-asian="12pt" style:font-style-asian="normal" style:font-name-complex="Times New Roman1" style:font-size-complex="12pt" style:font-style-complex="normal"/>
    </style:style>
    <style:style style:name="P4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fo:font-style="normal" officeooo:paragraph-rsid="006ecc8d" style:font-size-asian="12pt" style:font-style-asian="normal" style:font-name-complex="Times New Roman1" style:font-size-complex="12pt" style:language-complex="ar" style:country-complex="SA" style:font-style-complex="normal"/>
    </style:style>
    <style:style style:name="P4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fo:font-style="normal" officeooo:paragraph-rsid="00732265" style:font-size-asian="12pt" style:font-style-asian="normal" style:font-name-complex="Times New Roman1" style:font-size-complex="12pt" style:language-complex="ar" style:country-complex="SA" style:font-style-complex="normal"/>
    </style:style>
    <style:style style:name="P5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text-line-through-style="none" style:text-line-through-type="none" style:font-name="Times New Roman" fo:font-size="12pt" fo:language="uk" fo:country="UA" fo:font-style="normal" style:text-underline-style="none" officeooo:paragraph-rsid="006ecc8d" style:font-size-asian="12pt" style:font-style-asian="normal" style:font-name-complex="Times New Roman1" style:font-size-complex="12pt" style:language-complex="ar" style:country-complex="SA" style:font-style-complex="normal"/>
    </style:style>
    <style:style style:name="P5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text-line-through-style="none" style:text-line-through-type="none" style:font-name="Times New Roman" fo:font-size="12pt" fo:language="uk" fo:country="UA" fo:font-style="normal" style:text-underline-style="none" officeooo:paragraph-rsid="006ecc8d" style:font-size-asian="12pt" style:font-style-asian="normal" style:font-name-complex="Times New Roman" style:font-size-complex="12pt" style:language-complex="ar" style:country-complex="SA" style:font-style-complex="normal"/>
    </style:style>
    <style:style style:name="P5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fo:font-style="normal" officeooo:paragraph-rsid="006ecc8d" style:font-size-asian="12pt" style:font-style-asian="normal" style:font-size-complex="12pt" style:font-style-complex="normal"/>
    </style:style>
    <style:style style:name="P5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fo:font-style="normal" style:text-underline-style="none" officeooo:rsid="002ed947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5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ecc8d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55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indent="0in" style:auto-text-indent="false" style:page-number="auto"/>
      <style:text-properties style:font-name="Times New Roman" fo:font-size="12pt" fo:language="uk" fo:country="UA" fo:font-style="normal" style:text-underline-style="none" officeooo:paragraph-rsid="000911f5" style:font-size-asian="12pt" style:font-style-asian="normal" style:font-name-complex="Times New Roman" style:font-size-complex="12pt" style:language-complex="ar" style:country-complex="SA" style:font-style-complex="normal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Times New Roman" fo:font-size="12pt" fo:language="uk" fo:country="UA" fo:font-style="normal" style:text-underline-style="none" officeooo:paragraph-rsid="000911f5" style:font-size-asian="12pt" style:font-style-asian="normal" style:font-name-complex="Times New Roman" style:font-size-complex="12pt" style:language-complex="ar" style:country-complex="SA" style:font-style-complex="normal"/>
    </style:style>
    <style:style style:name="P57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fo:font-style="normal" officeooo:paragraph-rsid="006ecc8d" style:font-size-asian="12pt" style:font-style-asian="normal" style:font-name-complex="Times New Roman1" style:font-size-complex="12pt" style:font-style-complex="normal"/>
    </style:style>
    <style:style style:name="P58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fo:font-style="normal" officeooo:rsid="0015a3a6" officeooo:paragraph-rsid="00795131" style:font-size-asian="12pt" style:font-style-asian="normal" style:font-size-complex="12pt" style:font-style-complex="normal"/>
    </style:style>
    <style:style style:name="T1" style:family="text">
      <style:text-properties style:text-position="sub 58%" officeooo:rsid="00502aa8"/>
    </style:style>
    <style:style style:name="T2" style:family="text">
      <style:text-properties style:text-position="super 58%" officeooo:rsid="00502aa8"/>
    </style:style>
    <style:style style:name="T3" style:family="text">
      <style:text-properties style:text-position="super 58%" officeooo:rsid="00493da9"/>
    </style:style>
    <style:style style:name="T4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5" style:family="text">
      <style:text-properties style:use-window-font-color="true" style:text-position="0% 100%" officeooo:rsid="005480e3" style:font-name-asian="Symbol1" style:font-name-complex="Times New Roman" style:language-complex="ar" style:country-complex="SA"/>
    </style:style>
    <style:style style:name="T6" style:family="text">
      <style:text-properties style:use-window-font-color="true" style:text-position="0% 100%" officeooo:rsid="00629306" style:font-name-asian="Symbol1" style:font-name-complex="Times New Roman" style:language-complex="ar" style:country-complex="SA"/>
    </style:style>
    <style:style style:name="T7" style:family="text">
      <style:text-properties style:use-window-font-color="true" style:text-position="0% 100%" officeooo:rsid="0079dea7" style:font-name-asian="Symbol1" style:font-name-complex="Times New Roman" style:language-complex="ar" style:country-complex="SA"/>
    </style:style>
    <style:style style:name="T8" style:family="text">
      <style:text-properties style:use-window-font-color="true" style:text-position="0% 100%" officeooo:rsid="0015a3a6" style:font-name-asian="Symbol1" style:font-name-complex="Times New Roman" style:language-complex="ar" style:country-complex="SA"/>
    </style:style>
    <style:style style:name="T9" style:family="text">
      <style:text-properties style:use-window-font-color="true" style:text-position="0% 100%" officeooo:rsid="00563c6c" style:font-name-asian="Symbol1" style:font-name-complex="Times New Roman" style:language-complex="ar" style:country-complex="SA"/>
    </style:style>
    <style:style style:name="T10" style:family="text">
      <style:text-properties style:use-window-font-color="true" style:text-position="0% 100%" officeooo:rsid="006565e5" style:font-name-asian="Symbol1" style:font-name-complex="Times New Roman" style:language-complex="ar" style:country-complex="SA"/>
    </style:style>
    <style:style style:name="T11" style:family="text">
      <style:text-properties style:use-window-font-color="true" style:text-position="0% 100%" officeooo:rsid="005698f1" style:font-name-asian="Symbol1" style:font-name-complex="Times New Roman" style:language-complex="ar" style:country-complex="SA"/>
    </style:style>
    <style:style style:name="T12" style:family="text">
      <style:text-properties style:use-window-font-color="true" style:text-position="0% 100%" officeooo:rsid="0056d3d4" style:font-name-asian="Symbol1" style:font-name-complex="Times New Roman" style:language-complex="ar" style:country-complex="SA"/>
    </style:style>
    <style:style style:name="T13" style:family="text">
      <style:text-properties style:use-window-font-color="true" style:text-position="0% 100%" officeooo:rsid="006ecc8d" style:font-name-asian="Symbol1" style:font-name-complex="Times New Roman" style:language-complex="ar" style:country-complex="SA"/>
    </style:style>
    <style:style style:name="T14" style:family="text">
      <style:text-properties style:use-window-font-color="true" style:text-position="0% 100%" fo:language="uk" fo:country="UA" style:text-underline-style="none" officeooo:rsid="0015a3a6" style:font-name-asian="Symbol1" style:font-name-complex="Times New Roman" style:language-complex="ar" style:country-complex="SA"/>
    </style:style>
    <style:style style:name="T15" style:family="text">
      <style:text-properties style:use-window-font-color="true" style:text-position="0% 100%" fo:language="uk" fo:country="UA" style:text-underline-style="none" officeooo:rsid="0073f3e7" style:font-name-asian="Symbol1" style:font-name-complex="Times New Roman" style:language-complex="ar" style:country-complex="SA"/>
    </style:style>
    <style:style style:name="T16" style:family="text">
      <style:text-properties style:use-window-font-color="true" style:text-position="0% 100%" fo:language="uk" fo:country="UA" style:text-underline-style="none" officeooo:rsid="0072ad5d" style:font-name-asian="Symbol1" style:font-name-complex="Times New Roman" style:language-complex="ar" style:country-complex="SA"/>
    </style:style>
    <style:style style:name="T17" style:family="text">
      <style:text-properties style:use-window-font-color="true" style:text-position="0% 100%" fo:language="uk" fo:country="UA" officeooo:rsid="0015a3a6" style:font-name-asian="Symbol1" style:font-name-complex="Times New Roman" style:language-complex="ar" style:country-complex="SA"/>
    </style:style>
    <style:style style:name="T18" style:family="text">
      <style:text-properties style:use-window-font-color="true" style:text-position="0% 100%" fo:language="uk" fo:country="UA" officeooo:rsid="00101f38" style:font-name-asian="Symbol1" style:font-name-complex="Times New Roman" style:language-complex="ar" style:country-complex="SA"/>
    </style:style>
    <style:style style:name="T19" style:family="text">
      <style:text-properties style:use-window-font-color="true" style:text-position="0% 100%" fo:language="uk" fo:country="UA" officeooo:rsid="00659a53" style:font-name-asian="Symbol1" style:font-name-complex="Times New Roman" style:language-complex="ar" style:country-complex="SA"/>
    </style:style>
    <style:style style:name="T20" style:family="text">
      <style:text-properties style:use-window-font-color="true" style:text-position="0% 100%" fo:language="uk" fo:country="UA" officeooo:rsid="00121cd3" style:font-name-asian="Symbol1" style:font-name-complex="Times New Roman" style:language-complex="ar" style:country-complex="SA"/>
    </style:style>
    <style:style style:name="T21" style:family="text">
      <style:text-properties style:use-window-font-color="true" style:text-position="0% 100%" fo:language="uk" fo:country="UA" officeooo:rsid="00122fd3" style:font-name-asian="Symbol1" style:font-name-complex="Times New Roman" style:language-complex="ar" style:country-complex="SA"/>
    </style:style>
    <style:style style:name="T22" style:family="text">
      <style:text-properties style:use-window-font-color="true" style:text-position="0% 100%" fo:language="uk" fo:country="UA" officeooo:rsid="0016e545" style:font-name-asian="Symbol1" style:font-name-complex="Times New Roman" style:language-complex="ar" style:country-complex="SA"/>
    </style:style>
    <style:style style:name="T23" style:family="text">
      <style:text-properties style:use-window-font-color="true" style:text-position="0% 100%" fo:language="uk" fo:country="UA" officeooo:rsid="001c33b4" style:font-name-asian="Symbol1" style:font-name-complex="Times New Roman" style:language-complex="ar" style:country-complex="SA"/>
    </style:style>
    <style:style style:name="T24" style:family="text">
      <style:text-properties style:use-window-font-color="true" style:text-position="0% 100%" fo:language="uk" fo:country="UA" officeooo:rsid="002931d8" style:font-name-asian="Symbol1" style:font-name-complex="Times New Roman" style:language-complex="ar" style:country-complex="SA"/>
    </style:style>
    <style:style style:name="T25" style:family="text">
      <style:text-properties style:use-window-font-color="true" style:text-position="0% 100%" fo:language="uk" fo:country="UA" officeooo:rsid="0029f82a" style:font-name-asian="Symbol1" style:font-name-complex="Times New Roman" style:language-complex="ar" style:country-complex="SA"/>
    </style:style>
    <style:style style:name="T26" style:family="text">
      <style:text-properties style:use-window-font-color="true" style:text-position="0% 100%" fo:language="uk" fo:country="UA" officeooo:rsid="00296ff8" style:font-name-asian="Symbol1" style:font-name-complex="Times New Roman" style:language-complex="ar" style:country-complex="SA"/>
    </style:style>
    <style:style style:name="T27" style:family="text">
      <style:text-properties style:use-window-font-color="true" style:text-position="0% 100%" fo:language="uk" fo:country="UA" officeooo:rsid="002ba942" style:font-name-asian="Symbol1" style:font-name-complex="Times New Roman" style:language-complex="ar" style:country-complex="SA"/>
    </style:style>
    <style:style style:name="T28" style:family="text">
      <style:text-properties style:use-window-font-color="true" style:text-position="0% 100%" fo:language="uk" fo:country="UA" officeooo:rsid="006ecc8d" style:font-name-asian="Symbol1" style:font-name-complex="Times New Roman" style:language-complex="ar" style:country-complex="SA"/>
    </style:style>
    <style:style style:name="T29" style:family="text">
      <style:text-properties style:use-window-font-color="true" style:text-position="0% 100%" fo:language="uk" fo:country="UA" officeooo:rsid="00723806" style:font-name-asian="Symbol1" style:font-name-complex="Times New Roman" style:language-complex="ar" style:country-complex="SA"/>
    </style:style>
    <style:style style:name="T30" style:family="text">
      <style:text-properties style:use-window-font-color="true" style:text-position="0% 100%" fo:language="uk" fo:country="UA" officeooo:rsid="001d2bcb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fo:language="uk" fo:country="UA" officeooo:rsid="003452c6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fo:language="uk" fo:country="UA" officeooo:rsid="00352ed0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fo:language="uk" fo:country="UA" officeooo:rsid="0021d14b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0% 100%" fo:language="uk" fo:country="UA" officeooo:rsid="002ccde7" style:font-name-asian="Symbol1" style:font-name-complex="Times New Roman" style:language-complex="ar" style:country-complex="SA"/>
    </style:style>
    <style:style style:name="T35" style:family="text">
      <style:text-properties style:use-window-font-color="true" style:text-position="0% 100%" fo:language="uk" fo:country="UA" officeooo:rsid="002e8816" style:font-name-asian="Symbol1" style:font-name-complex="Times New Roman" style:language-complex="ar" style:country-complex="SA"/>
    </style:style>
    <style:style style:name="T36" style:family="text">
      <style:text-properties style:use-window-font-color="true" style:text-position="0% 100%" fo:language="uk" fo:country="UA" officeooo:rsid="00296ff8" style:font-name-asian="Symbol1" style:font-name-complex="Times New Roman1" style:language-complex="ar" style:country-complex="SA"/>
    </style:style>
    <style:style style:name="T37" style:family="text">
      <style:text-properties style:use-window-font-color="true" style:text-position="0% 100%" fo:language="uk" fo:country="UA" officeooo:rsid="0072884b" style:font-name-asian="Symbol1" style:font-name-complex="Times New Roman1" style:language-complex="ar" style:country-complex="SA"/>
    </style:style>
    <style:style style:name="T38" style:family="text">
      <style:text-properties style:use-window-font-color="true" style:text-position="0% 100%" fo:letter-spacing="-0.0063in" officeooo:rsid="0015a3a6" style:font-name-asian="Symbol1"/>
    </style:style>
    <style:style style:name="T39" style:family="text">
      <style:text-properties style:use-window-font-color="true" style:text-position="0% 100%" fo:letter-spacing="-0.0063in" officeooo:rsid="000d878e" style:font-name-asian="Symbol1"/>
    </style:style>
    <style:style style:name="T40" style:family="text">
      <style:text-properties style:use-window-font-color="true" style:text-position="0% 100%" fo:letter-spacing="-0.0063in" officeooo:rsid="006ecc8d" style:font-name-asian="Symbol1"/>
    </style:style>
    <style:style style:name="T41" style:family="text">
      <style:text-properties style:use-window-font-color="true" style:text-position="0% 100%" style:font-name="Times New Roman" fo:language="uk" fo:country="UA" officeooo:rsid="0015a3a6" style:font-name-asian="Symbol1" style:font-name-complex="Times New Roman" style:language-complex="ar" style:country-complex="SA"/>
    </style:style>
    <style:style style:name="T42" style:family="text">
      <style:text-properties style:use-window-font-color="true" style:text-position="0% 100%" style:font-name="Times New Roman" fo:language="uk" fo:country="UA" officeooo:rsid="006ecc8d" style:font-name-asian="Symbol1" style:font-name-complex="Times New Roman" style:language-complex="ar" style:country-complex="SA"/>
    </style:style>
    <style:style style:name="T43" style:family="text">
      <style:text-properties style:use-window-font-color="true" style:text-position="0% 100%" fo:language="en" fo:country="US" officeooo:rsid="00296ff8" style:font-name-asian="Symbol1" style:font-name-complex="Times New Roman1" style:language-complex="ar" style:country-complex="SA"/>
    </style:style>
    <style:style style:name="T44" style:family="text">
      <style:text-properties style:use-window-font-color="true" style:text-position="0% 100%" style:text-underline-style="none" officeooo:rsid="002086bd" style:font-name-asian="Symbol1" style:font-name-complex="Times New Roman1" style:language-complex="ar" style:country-complex="SA"/>
    </style:style>
    <style:style style:name="T45" style:family="text">
      <style:text-properties style:use-window-font-color="true" style:text-position="0% 100%" style:text-underline-style="none" officeooo:rsid="006ecc8d" style:font-name-asian="Symbol1" style:font-name-complex="Times New Roman1" style:language-complex="ar" style:country-complex="SA"/>
    </style:style>
    <style:style style:name="T46" style:family="text">
      <style:text-properties style:use-window-font-color="true" style:text-position="0% 100%" style:text-underline-style="none" officeooo:rsid="0022176e" style:font-name-asian="Symbol1" style:font-name-complex="Times New Roman1" style:language-complex="ar" style:country-complex="SA"/>
    </style:style>
    <style:style style:name="T47" style:family="text">
      <style:text-properties style:use-window-font-color="true" style:text-position="0% 100%" style:text-underline-style="none" officeooo:rsid="002086bd" style:font-name-asian="Symbol1" style:font-name-complex="Times New Roman" style:language-complex="ar" style:country-complex="SA"/>
    </style:style>
    <style:style style:name="T48" style:family="text">
      <style:text-properties style:use-window-font-color="true" style:text-position="sub 58%" style:font-name-asian="Symbol1" style:font-name-complex="Times New Roman" style:language-complex="ar" style:country-complex="SA"/>
    </style:style>
    <style:style style:name="T49" style:family="text">
      <style:text-properties style:use-window-font-color="true" style:text-position="sub 58%" officeooo:rsid="006ecc8d" style:font-name-asian="Symbol1" style:font-name-complex="Times New Roman" style:language-complex="ar" style:country-complex="SA"/>
    </style:style>
    <style:style style:name="T50" style:family="text">
      <style:text-properties style:use-window-font-color="true" style:text-position="sub 58%" fo:language="uk" fo:country="UA" style:text-underline-style="none" officeooo:rsid="0015a3a6" style:font-name-asian="Symbol1" style:font-name-complex="Times New Roman" style:language-complex="ar" style:country-complex="SA"/>
    </style:style>
    <style:style style:name="T51" style:family="text">
      <style:text-properties style:use-window-font-color="true" style:text-position="sub 58%" fo:language="uk" fo:country="UA" style:text-underline-style="none" officeooo:rsid="0072ad5d" style:font-name-asian="Symbol1" style:font-name-complex="Times New Roman" style:language-complex="ar" style:country-complex="SA"/>
    </style:style>
    <style:style style:name="T52" style:family="text">
      <style:text-properties style:use-window-font-color="true" style:text-position="sub 58%" fo:language="uk" fo:country="UA" officeooo:rsid="00296ff8" style:font-name-asian="Symbol1" style:font-name-complex="Times New Roman" style:language-complex="ar" style:country-complex="SA"/>
    </style:style>
    <style:style style:name="T53" style:family="text">
      <style:text-properties style:use-window-font-color="true" style:text-position="sub 58%" fo:language="uk" fo:country="UA" officeooo:rsid="00296ff8" style:font-name-asian="Symbol1" style:font-name-complex="Times New Roman1" style:language-complex="ar" style:country-complex="SA"/>
    </style:style>
    <style:style style:name="T54" style:family="text">
      <style:text-properties style:use-window-font-color="true" style:text-position="super 58%" fo:language="uk" fo:country="UA" officeooo:rsid="0015a3a6" style:font-name-asian="Symbol1" style:font-name-complex="Times New Roman" style:language-complex="ar" style:country-complex="SA"/>
    </style:style>
    <style:style style:name="T55" style:family="text">
      <style:text-properties style:use-window-font-color="true" style:text-position="super 58%" fo:language="uk" fo:country="UA" officeooo:rsid="00659a53" style:font-name-asian="Symbol1" style:font-name-complex="Times New Roman" style:language-complex="ar" style:country-complex="SA"/>
    </style:style>
    <style:style style:name="T56" style:family="text">
      <style:text-properties style:use-window-font-color="true" style:text-position="super 58%" fo:language="uk" fo:country="UA" officeooo:rsid="00296ff8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super 58%" fo:language="uk" fo:country="UA" officeooo:rsid="002ba942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position="super 58%" fo:language="uk" fo:country="UA" officeooo:rsid="006ecc8d" style:font-name-asian="Symbol1" style:font-name-complex="Times New Roman" style:language-complex="ar" style:country-complex="SA"/>
    </style:style>
    <style:style style:name="T59" style:family="text">
      <style:text-properties style:use-window-font-color="true" style:text-position="super 58%" fo:language="uk" fo:country="UA" officeooo:rsid="001d2bcb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position="super 58%" fo:language="uk" fo:country="UA" officeooo:rsid="0020cad1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position="super 58%" fo:language="uk" fo:country="UA" officeooo:rsid="0021d14b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position="super 58%" fo:language="uk" fo:country="UA" officeooo:rsid="002ccde7" style:font-name-asian="Symbol1" style:font-name-complex="Times New Roman" style:language-complex="ar" style:country-complex="SA"/>
    </style:style>
    <style:style style:name="T63" style:family="text">
      <style:text-properties style:use-window-font-color="true" style:text-position="super 58%" fo:language="uk" fo:country="UA" officeooo:rsid="00296ff8" style:font-name-asian="Symbol1" style:font-name-complex="Times New Roman1" style:language-complex="ar" style:country-complex="SA"/>
    </style:style>
    <style:style style:name="T64" style:family="text">
      <style:text-properties style:use-window-font-color="true" style:text-position="super 58%" fo:language="uk" fo:country="UA" style:text-underline-style="none" officeooo:rsid="0015a3a6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position="-13% 100%" fo:language="uk" fo:country="UA" style:text-underline-style="none" officeooo:rsid="0015a3a6" style:font-name-asian="Symbol1" style:font-name-complex="Times New Roman" style:language-complex="ar" style:country-complex="SA"/>
    </style:style>
    <style:style style:name="T66" style:family="text">
      <style:text-properties style:use-window-font-color="true" style:text-line-through-style="solid" style:text-line-through-type="single" style:text-position="0% 100%" fo:language="uk" fo:country="UA" officeooo:rsid="0015a3a6" style:font-name-asian="Symbol1" style:font-name-complex="Times New Roman" style:language-complex="ar" style:country-complex="SA"/>
    </style:style>
    <style:style style:name="T67" style:family="text">
      <style:text-properties style:use-window-font-color="true" style:text-line-through-style="solid" style:text-line-through-type="single" style:text-position="0% 100%" fo:language="uk" fo:country="UA" officeooo:rsid="002931d8" style:font-name-asian="Symbol1" style:font-name-complex="Times New Roman" style:language-complex="ar" style:country-complex="SA"/>
    </style:style>
    <style:style style:name="T68" style:family="text">
      <style:text-properties style:use-window-font-color="true" style:text-line-through-style="solid" style:text-line-through-type="single" style:text-position="0% 100%" fo:language="uk" fo:country="UA" officeooo:rsid="00296ff8" style:font-name-asian="Symbol1" style:font-name-complex="Times New Roman" style:language-complex="ar" style:country-complex="SA"/>
    </style:style>
    <style:style style:name="T69" style:family="text">
      <style:text-properties style:use-window-font-color="true" style:text-line-through-style="solid" style:text-line-through-type="single" style:text-position="0% 100%" fo:language="uk" fo:country="UA" officeooo:rsid="001d2bcb" style:font-name-asian="Symbol1" style:font-name-complex="Times New Roman" style:language-complex="ar" style:country-complex="SA"/>
    </style:style>
    <style:style style:name="T70" style:family="text">
      <style:text-properties style:use-window-font-color="true" style:text-line-through-style="solid" style:text-line-through-type="single" style:text-position="0% 100%" fo:language="uk" fo:country="UA" officeooo:rsid="003452c6" style:font-name-asian="Symbol1" style:font-name-complex="Times New Roman" style:language-complex="ar" style:country-complex="SA"/>
    </style:style>
    <style:style style:name="T71" style:family="text">
      <style:text-properties style:use-window-font-color="true" style:text-line-through-style="solid" style:text-line-through-type="single" style:text-position="0% 100%" fo:language="uk" fo:country="UA" officeooo:rsid="00352ed0" style:font-name-asian="Symbol1" style:font-name-complex="Times New Roman" style:language-complex="ar" style:country-complex="SA"/>
    </style:style>
    <style:style style:name="T72" style:family="text">
      <style:text-properties style:use-window-font-color="true" style:text-line-through-style="solid" style:text-line-through-type="single" style:text-position="0% 100%" fo:language="uk" fo:country="UA" officeooo:rsid="0021d14b" style:font-name-asian="Symbol1" style:font-name-complex="Times New Roman" style:language-complex="ar" style:country-complex="SA"/>
    </style:style>
    <style:style style:name="T73" style:family="text">
      <style:text-properties style:use-window-font-color="true" style:text-line-through-style="solid" style:text-line-through-type="single" style:text-position="0% 100%" fo:language="uk" fo:country="UA" officeooo:rsid="00732265" style:font-name-asian="Symbol1" style:font-name-complex="Times New Roman" style:language-complex="ar" style:country-complex="SA"/>
    </style:style>
    <style:style style:name="T74" style:family="text">
      <style:text-properties style:use-window-font-color="true" style:text-line-through-style="solid" style:text-line-through-type="single" style:text-position="super 58%" fo:language="uk" fo:country="UA" officeooo:rsid="00296ff8" style:font-name-asian="Symbol1" style:font-name-complex="Times New Roman" style:language-complex="ar" style:country-complex="SA"/>
    </style:style>
    <style:style style:name="T75" style:family="text">
      <style:text-properties style:use-window-font-color="true" style:text-line-through-style="solid" style:text-line-through-type="single" style:text-position="super 58%" fo:language="uk" fo:country="UA" officeooo:rsid="0015a3a6" style:font-name-asian="Symbol1" style:font-name-complex="Times New Roman" style:language-complex="ar" style:country-complex="SA"/>
    </style:style>
    <style:style style:name="T76" style:family="text">
      <style:text-properties style:use-window-font-color="true" style:text-line-through-style="solid" style:text-line-through-type="single" style:text-position="super 58%" fo:language="uk" fo:country="UA" officeooo:rsid="001d2bcb" style:font-name-asian="Symbol1" style:font-name-complex="Times New Roman" style:language-complex="ar" style:country-complex="SA"/>
    </style:style>
    <style:style style:name="T77" style:family="text">
      <style:text-properties style:use-window-font-color="true" style:text-line-through-style="solid" style:text-line-through-type="single" style:text-position="super 58%" fo:language="uk" fo:country="UA" officeooo:rsid="0020cad1" style:font-name-asian="Symbol1" style:font-name-complex="Times New Roman" style:language-complex="ar" style:country-complex="SA"/>
    </style:style>
    <style:style style:name="T78" style:family="text">
      <style:text-properties style:use-window-font-color="true" style:text-line-through-style="solid" style:text-line-through-type="single" style:text-position="super 58%" fo:language="uk" fo:country="UA" officeooo:rsid="0021d14b" style:font-name-asian="Symbol1" style:font-name-complex="Times New Roman" style:language-complex="ar" style:country-complex="SA"/>
    </style:style>
    <style:style style:name="T79" style:family="text">
      <style:text-properties style:use-window-font-color="true" style:text-line-through-style="solid" style:text-line-through-type="single" style:text-position="super 58%" fo:language="uk" fo:country="UA" officeooo:rsid="002ccde7" style:font-name-asian="Symbol1" style:font-name-complex="Times New Roman" style:language-complex="ar" style:country-complex="SA"/>
    </style:style>
    <style:style style:name="T80" style:family="text">
      <style:text-properties style:use-window-font-color="true" style:text-line-through-style="solid" style:text-line-through-type="single" style:text-position="sub 58%" fo:language="uk" fo:country="UA" officeooo:rsid="00296ff8" style:font-name-asian="Symbol1" style:font-name-complex="Times New Roman" style:language-complex="ar" style:country-complex="SA"/>
    </style:style>
    <style:style style:name="T81" style:family="text">
      <style:text-properties style:use-window-font-color="true" style:text-line-through-style="none" style:text-line-through-type="none" style:text-position="0% 100%" fo:language="uk" fo:country="UA" officeooo:rsid="0015a3a6" style:font-name-asian="Symbol1" style:font-name-complex="Times New Roman" style:language-complex="ar" style:country-complex="SA"/>
    </style:style>
    <style:style style:name="T82" style:family="text">
      <style:text-properties style:use-window-font-color="true" style:text-line-through-style="none" style:text-line-through-type="none" style:text-position="0% 100%" fo:language="uk" fo:country="UA" officeooo:rsid="001c33b4" style:font-name-asian="Symbol1" style:font-name-complex="Times New Roman" style:language-complex="ar" style:country-complex="SA"/>
    </style:style>
    <style:style style:name="T83" style:family="text">
      <style:text-properties style:use-window-font-color="true" style:text-line-through-style="none" style:text-line-through-type="none" style:text-position="0% 100%" fo:language="uk" fo:country="UA" officeooo:rsid="006ecc8d" style:font-name-asian="Symbol1" style:font-name-complex="Times New Roman" style:language-complex="ar" style:country-complex="SA"/>
    </style:style>
    <style:style style:name="T84" style:family="text">
      <style:text-properties style:use-window-font-color="true" style:text-line-through-style="none" style:text-line-through-type="none" style:text-position="0% 100%" fo:language="uk" fo:country="UA" officeooo:rsid="0016e545" style:font-name-asian="Symbol1" style:font-name-complex="Times New Roman" style:language-complex="ar" style:country-complex="SA"/>
    </style:style>
    <style:style style:name="T85" style:family="text">
      <style:text-properties style:use-window-font-color="true" style:text-line-through-style="none" style:text-line-through-type="none" style:text-position="0% 100%" fo:language="uk" fo:country="UA" officeooo:rsid="001d2bcb" style:font-name-asian="Symbol1" style:font-name-complex="Times New Roman" style:language-complex="ar" style:country-complex="SA"/>
    </style:style>
    <style:style style:name="T86" style:family="text">
      <style:text-properties style:use-window-font-color="true" style:text-line-through-style="none" style:text-line-through-type="none" style:text-position="0% 100%" fo:language="uk" fo:country="UA" officeooo:rsid="0072884b" style:font-name-asian="Symbol1" style:font-name-complex="Times New Roman" style:language-complex="ar" style:country-complex="SA"/>
    </style:style>
    <style:style style:name="T87" style:family="text">
      <style:text-properties style:use-window-font-color="true" style:text-line-through-style="none" style:text-line-through-type="none" style:text-position="0% 100%" fo:language="uk" fo:country="UA" officeooo:rsid="00296ff8" style:font-name-asian="Symbol1" style:font-name-complex="Times New Roman" style:language-complex="ar" style:country-complex="SA"/>
    </style:style>
    <style:style style:name="T88" style:family="text">
      <style:text-properties style:use-window-font-color="true" style:text-line-through-style="none" style:text-line-through-type="none" style:text-position="0% 100%" fo:language="uk" fo:country="UA" officeooo:rsid="00732265" style:font-name-asian="Symbol1" style:font-name-complex="Times New Roman" style:language-complex="ar" style:country-complex="SA"/>
    </style:style>
    <style:style style:name="T89" style:family="text">
      <style:text-properties style:use-window-font-color="true" style:text-line-through-style="none" style:text-line-through-type="none" style:text-position="0% 100%" style:font-name="Times New Roman" fo:language="uk" fo:country="UA" officeooo:rsid="0015a3a6" style:font-name-asian="Symbol1" style:font-name-complex="Times New Roman" style:language-complex="ar" style:country-complex="SA"/>
    </style:style>
    <style:style style:name="T90" style:family="text">
      <style:text-properties style:use-window-font-color="true" style:text-line-through-style="none" style:text-line-through-type="none" style:text-position="0% 100%" style:font-name="Times New Roman" fo:language="uk" fo:country="UA" officeooo:rsid="00723806" style:font-name-asian="Symbol1" style:font-name-complex="Times New Roman" style:language-complex="ar" style:country-complex="SA"/>
    </style:style>
    <style:style style:name="T91" style:family="text">
      <style:text-properties style:use-window-font-color="true" style:text-line-through-style="none" style:text-line-through-type="none" style:text-position="0% 100%" style:font-name-asian="Symbol1" style:font-name-complex="Times New Roman" style:language-complex="ar" style:country-complex="SA"/>
    </style:style>
    <style:style style:name="T92" style:family="text">
      <style:text-properties style:use-window-font-color="true" style:text-line-through-style="none" style:text-line-through-type="none" style:text-position="0% 100%" officeooo:rsid="00682912" style:font-name-asian="Symbol1" style:font-name-complex="Times New Roman" style:language-complex="ar" style:country-complex="SA"/>
    </style:style>
    <style:style style:name="T93" style:family="text">
      <style:text-properties style:use-window-font-color="true" style:text-line-through-style="none" style:text-line-through-type="none" style:text-position="super 58%" fo:language="uk" fo:country="UA" officeooo:rsid="001d2bcb" style:font-name-asian="Symbol1" style:font-name-complex="Times New Roman" style:language-complex="ar" style:country-complex="SA"/>
    </style:style>
    <style:style style:name="T94" style:family="text">
      <style:text-properties officeooo:rsid="0030f4ea"/>
    </style:style>
    <style:style style:name="T95" style:family="text">
      <style:text-properties officeooo:rsid="00493da9"/>
    </style:style>
    <style:style style:name="T96" style:family="text">
      <style:text-properties officeooo:rsid="00502aa8"/>
    </style:style>
    <style:style style:name="T97" style:family="text">
      <style:text-properties officeooo:rsid="004d47f4"/>
    </style:style>
    <style:style style:name="T98" style:family="text">
      <style:text-properties officeooo:rsid="002086bd" style:font-name-complex="Times New Roman1"/>
    </style:style>
    <style:style style:name="T99" style:family="text">
      <style:text-properties officeooo:rsid="006565e5" style:font-name-complex="Times New Roman1"/>
    </style:style>
    <style:style style:name="T100" style:family="text">
      <style:text-properties officeooo:rsid="0022176e" style:font-name-complex="Times New Roman1"/>
    </style:style>
    <style:style style:name="T101" style:family="text">
      <style:text-properties officeooo:rsid="00239ad5" style:font-name-complex="Times New Roman1"/>
    </style:style>
    <style:style style:name="T102" style:family="text">
      <style:text-properties officeooo:rsid="00589ce6" style:font-name-complex="Times New Roman1"/>
    </style:style>
    <style:style style:name="T103" style:family="text">
      <style:text-properties officeooo:rsid="006ecc8d" style:font-name-complex="Times New Roman1"/>
    </style:style>
    <style:style style:name="T104" style:family="text">
      <style:text-properties fo:font-variant="normal" fo:text-transform="none" style:use-window-font-color="true" style:text-position="0% 100%" fo:letter-spacing="normal" fo:language="uk" fo:country="UA" style:text-underline-style="none" fo:font-weight="normal" officeooo:rsid="0015a3a6" style:font-name-asian="Symbol1" style:font-name-complex="Times New Roman" style:language-complex="ar" style:country-complex="SA" loext:padding="0in" loext:border="none"/>
    </style:style>
    <style:style style:name="T105" style:family="text">
      <style:text-properties fo:font-variant="normal" fo:text-transform="none" style:use-window-font-color="true" style:text-position="0% 100%" fo:letter-spacing="normal" fo:language="uk" fo:country="UA" style:text-underline-style="none" fo:font-weight="normal" officeooo:rsid="002ba942" style:font-name-asian="Symbol1" style:font-name-complex="Times New Roman" style:language-complex="ar" style:country-complex="SA" loext:padding="0in" loext:border="none"/>
    </style:style>
    <style:style style:name="T106" style:family="text">
      <style:text-properties fo:font-variant="normal" fo:text-transform="none" style:use-window-font-color="true" style:text-position="0% 100%" fo:letter-spacing="normal" fo:language="uk" fo:country="UA" style:text-underline-style="none" fo:font-weight="normal" officeooo:rsid="002931d8" style:font-name-asian="Symbol1" style:font-name-complex="Times New Roman" style:language-complex="ar" style:country-complex="SA" loext:padding="0in" loext:border="none"/>
    </style:style>
    <style:style style:name="T107" style:family="text">
      <style:text-properties fo:font-variant="normal" fo:text-transform="none" style:use-window-font-color="true" style:text-position="0% 100%" fo:letter-spacing="normal" fo:language="uk" fo:country="UA" style:text-underline-style="none" fo:font-weight="normal" officeooo:rsid="00296ff8" style:font-name-asian="Symbol1" style:font-name-complex="Times New Roman" style:language-complex="ar" style:country-complex="SA" loext:padding="0in" loext:border="none"/>
    </style:style>
    <style:style style:name="T108" style:family="text">
      <style:text-properties fo:font-variant="normal" fo:text-transform="none" style:use-window-font-color="true" style:text-position="0% 100%" fo:letter-spacing="normal" fo:language="uk" fo:country="UA" style:text-underline-style="none" fo:font-weight="normal" officeooo:rsid="006b2585" style:font-name-asian="Symbol1" style:font-name-complex="Times New Roman" style:language-complex="ar" style:country-complex="SA" loext:padding="0in" loext:border="none"/>
    </style:style>
    <style:style style:name="T109" style:family="text">
      <style:text-properties fo:font-variant="normal" fo:text-transform="none" style:use-window-font-color="true" style:text-position="0% 100%" fo:letter-spacing="normal" fo:language="uk" fo:country="UA" style:text-underline-style="none" fo:font-weight="normal" officeooo:rsid="006c3090" style:font-name-asian="Symbol1" style:font-name-complex="Times New Roman" style:language-complex="ar" style:country-complex="SA" loext:padding="0in" loext:border="none"/>
    </style:style>
    <style:style style:name="T110" style:family="text">
      <style:text-properties fo:font-variant="normal" fo:text-transform="none" style:use-window-font-color="true" style:text-position="0% 100%" fo:letter-spacing="normal" fo:language="uk" fo:country="UA" style:text-underline-style="none" fo:font-weight="normal" officeooo:rsid="0067e761" style:font-name-asian="Symbol1" style:font-name-complex="Times New Roman" style:language-complex="ar" style:country-complex="SA" loext:padding="0in" loext:border="none"/>
    </style:style>
    <style:style style:name="T111" style:family="text">
      <style:text-properties fo:font-variant="normal" fo:text-transform="none" style:use-window-font-color="true" style:text-position="0% 100%" fo:letter-spacing="normal" fo:language="uk" fo:country="UA" style:text-underline-style="none" fo:font-weight="normal" officeooo:rsid="002ed947" style:font-name-asian="Symbol1" style:font-name-complex="Times New Roman" style:language-complex="ar" style:country-complex="SA" loext:padding="0in" loext:border="none"/>
    </style:style>
    <style:style style:name="T112" style:family="text">
      <style:text-properties fo:font-variant="normal" fo:text-transform="none" style:use-window-font-color="true" style:text-position="0% 100%" fo:letter-spacing="normal" fo:language="uk" fo:country="UA" style:text-underline-style="none" fo:font-weight="normal" officeooo:rsid="0029f82a" style:font-name-asian="Symbol1" style:font-name-complex="Times New Roman" style:language-complex="ar" style:country-complex="SA" loext:padding="0in" loext:border="none"/>
    </style:style>
    <style:style style:name="T113" style:family="text">
      <style:text-properties fo:font-variant="normal" fo:text-transform="none" style:use-window-font-color="true" style:text-position="0% 100%" fo:letter-spacing="normal" fo:language="uk" fo:country="UA" style:text-underline-style="none" fo:font-weight="normal" officeooo:rsid="0030a17e" style:font-name-asian="Symbol1" style:font-name-complex="Times New Roman" style:language-complex="ar" style:country-complex="SA" loext:padding="0in" loext:border="none"/>
    </style:style>
    <style:style style:name="T114" style:family="text">
      <style:text-properties fo:font-variant="normal" fo:text-transform="none" style:use-window-font-color="true" style:text-position="0% 100%" fo:letter-spacing="normal" fo:language="uk" fo:country="UA" style:text-underline-style="none" fo:font-weight="normal" officeooo:rsid="0031cbd3" style:font-name-asian="Symbol1" style:font-name-complex="Times New Roman" style:language-complex="ar" style:country-complex="SA" loext:padding="0in" loext:border="none"/>
    </style:style>
    <style:style style:name="T115" style:family="text">
      <style:text-properties fo:font-variant="normal" fo:text-transform="none" style:use-window-font-color="true" style:text-position="0% 100%" fo:letter-spacing="normal" fo:language="uk" fo:country="UA" style:text-underline-style="none" fo:font-weight="normal" officeooo:rsid="0032bf41" style:font-name-asian="Symbol1" style:font-name-complex="Times New Roman" style:language-complex="ar" style:country-complex="SA" loext:padding="0in" loext:border="none"/>
    </style:style>
    <style:style style:name="T116" style:family="text">
      <style:text-properties fo:font-variant="normal" fo:text-transform="none" style:use-window-font-color="true" style:text-position="super 58%" fo:letter-spacing="normal" fo:language="uk" fo:country="UA" style:text-underline-style="none" fo:font-weight="normal" officeooo:rsid="00296ff8" style:font-name-asian="Symbol1" style:font-name-complex="Times New Roman" style:language-complex="ar" style:country-complex="SA" loext:padding="0in" loext:border="none"/>
    </style:style>
    <style:style style:name="T117" style:family="text">
      <style:text-properties fo:font-variant="normal" fo:text-transform="none" style:use-window-font-color="true" style:text-position="super 58%" fo:letter-spacing="normal" fo:language="uk" fo:country="UA" style:text-underline-style="none" fo:font-weight="normal" officeooo:rsid="006c3090" style:font-name-asian="Symbol1" style:font-name-complex="Times New Roman" style:language-complex="ar" style:country-complex="SA" loext:padding="0in" loext:border="none"/>
    </style:style>
    <style:style style:name="T118" style:family="text">
      <style:text-properties fo:font-variant="normal" fo:text-transform="none" style:use-window-font-color="true" style:text-position="super 58%" fo:letter-spacing="normal" fo:language="uk" fo:country="UA" style:text-underline-style="none" fo:font-weight="normal" officeooo:rsid="0067e761" style:font-name-asian="Symbol1" style:font-name-complex="Times New Roman" style:language-complex="ar" style:country-complex="SA" loext:padding="0in" loext:border="none"/>
    </style:style>
    <style:style style:name="T119" style:family="text">
      <style:text-properties fo:font-variant="normal" fo:text-transform="none" style:use-window-font-color="true" style:text-position="super 58%" fo:letter-spacing="normal" fo:language="uk" fo:country="UA" style:text-underline-style="none" fo:font-weight="normal" officeooo:rsid="0030a17e" style:font-name-asian="Symbol1" style:font-name-complex="Times New Roman" style:language-complex="ar" style:country-complex="SA" loext:padding="0in" loext:border="none"/>
    </style:style>
    <style:style style:name="T120" style:family="text">
      <style:text-properties fo:font-variant="normal" fo:text-transform="none" style:use-window-font-color="true" style:text-position="super 58%" fo:letter-spacing="normal" fo:language="uk" fo:country="UA" style:text-underline-style="none" fo:font-weight="normal" officeooo:rsid="0032bf41" style:font-name-asian="Symbol1" style:font-name-complex="Times New Roman" style:language-complex="ar" style:country-complex="SA" loext:padding="0in" loext:border="none"/>
    </style:style>
    <style:style style:name="T121" style:family="text">
      <style:text-properties fo:font-variant="normal" fo:text-transform="none" style:use-window-font-color="true" style:text-position="super 58%" fo:letter-spacing="normal" fo:language="uk" fo:country="UA" style:text-underline-style="none" fo:font-weight="normal" officeooo:rsid="0015a3a6" style:font-name-asian="Symbol1" style:font-name-complex="Times New Roman" style:language-complex="ar" style:country-complex="SA" loext:padding="0in" loext:border="none"/>
    </style:style>
    <style:style style:name="T122" style:family="text">
      <style:text-properties fo:font-variant="normal" fo:text-transform="none" style:use-window-font-color="true" style:text-position="sub 58%" fo:letter-spacing="normal" fo:language="uk" fo:country="UA" style:text-underline-style="none" fo:font-weight="normal" officeooo:rsid="0032bf41" style:font-name-asian="Symbol1" style:font-name-complex="Times New Roman" style:language-complex="ar" style:country-complex="SA" loext:padding="0in" loext:border="none"/>
    </style:style>
    <style:style style:name="T123" style:family="text">
      <style:text-properties fo:font-variant="normal" fo:text-transform="none" fo:letter-spacing="normal" fo:font-weight="normal" officeooo:rsid="0015a3a6" loext:padding="0in" loext:border="none"/>
    </style:style>
    <style:style style:name="T124" style:family="text">
      <style:text-properties fo:font-variant="normal" fo:text-transform="none" fo:letter-spacing="normal" fo:font-weight="normal" loext:padding="0in" loext:border="none"/>
    </style:style>
    <style:style style:name="T125" style:family="text">
      <style:text-properties fo:font-variant="normal" fo:text-transform="none" fo:letter-spacing="normal" fo:font-weight="normal" officeooo:rsid="002931d8" loext:padding="0in" loext:border="none"/>
    </style:style>
    <style:style style:name="T126" style:family="text">
      <style:text-properties officeooo:rsid="006565e5"/>
    </style:style>
    <style:style style:name="T127" style:family="text">
      <style:text-properties officeooo:rsid="006ecc8d"/>
    </style:style>
    <style:style style:name="T128" style:family="text">
      <style:text-properties style:text-line-through-style="none" style:text-line-through-type="none"/>
    </style:style>
    <style:style style:name="T129" style:family="text">
      <style:text-properties officeooo:rsid="0079513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Варіант №<text:span text:style-name="T94">3</text:span><text:span text:style-name="T129">9.</text:span></text:p>
      <text:p text:style-name="P56"/>
      <text:list xml:id="list4160338367" text:style-name="L1">
        <text:list-item>
          <text:p text:style-name="P1"><text:span text:style-name="T41"><text:s/>Нехай множина A містить </text:span><text:span text:style-name="T42">q</text:span><text:span text:style-name="T41"> елементів, а множина B – </text:span><text:span text:style-name="T42">s</text:span><text:span text:style-name="T41"> елементів. Визначити кількість: </text:span></text:p>
          <text:p text:style-name="P12"><text:span text:style-name="T17"><text:s text:c="12"/></text:span><text:span text:style-name="T20">(</text:span><text:span text:style-name="T17">а) відповідностей </text:span><text:span text:style-name="T20">(тобто довільних підмножин декартового добутку A × B)</text:span><text:span text:style-name="T17">; </text:span></text:p>
          <text:p text:style-name="P12"><text:span text:style-name="T17"><text:s text:c="7"/>(б) усюди визначених відповідностей </text:span><text:span text:style-name="T20">(у них повний образ C(a) довільного елемента a∈A непорожній)</text:span><text:span text:style-name="T17">; </text:span></text:p>
          <text:p text:style-name="P19"><text:s text:c="12"/>(в) функціональних відповідностей між множинами A та B.</text:p>
          <text:p text:style-name="P19"/>
        </text:list-item>
        <text:list-item>
          <text:p text:style-name="P12"><text:span text:style-name="T17">Нехай множина M містить </text:span><text:span text:style-name="T28">d</text:span><text:span text:style-name="T17"> елементів. Визначити кількість:</text:span></text:p>
          <text:p text:style-name="P12"><text:span text:style-name="T17"><text:s text:c="12"/>(а) відношень </text:span><text:span text:style-name="T21">(</text:span><text:span text:style-name="T20">тобто довільних підмножин декартового добутку </text:span><text:span text:style-name="T21">M</text:span><text:span text:style-name="T20"> × </text:span><text:span text:style-name="T21">M)</text:span><text:span text:style-name="T17">;</text:span></text:p>
          <text:p text:style-name="P13"><text:span text:style-name="T17"><text:s text:c="12"/></text:span><text:span text:style-name="T81">(</text:span><text:span text:style-name="T88">б</text:span><text:span text:style-name="T81">) антирефлексивних відношень на множині M.</text:span></text:p>
          <text:p text:style-name="P13"><text:span text:style-name="T81"/></text:p>
        </text:list-item>
        <text:list-item>
          <text:p text:style-name="P36"><text:span text:style-name="T17">У групі 2</text:span><text:span text:style-name="T29">9</text:span><text:span text:style-name="T17"> студентів. Із них 16 відвідують семінар А , 12 – семінар Б , а 7 студентів не відвідують жодного семінару.</text:span></text:p>
          <text:p text:style-name="P25"><text:s text:c="11"/>(а) Скільки студентів відвідують лише семінар А?</text:p>
          <text:p text:style-name="P25"><text:s text:c="11"/>(б) Скільки студентів відвідують семінари А та Б?</text:p>
          <text:p text:style-name="P25"/>
        </text:list-item>
        <text:list-item>
          <text:p text:style-name="P36"><text:span text:style-name="T17">Обстеження читацьких смаків студентів показало, що 6</text:span><text:span text:style-name="T22">5</text:span><text:span text:style-name="T17"> % студентів читають журнал А , </text:span><text:span text:style-name="T19">50</text:span><text:span text:style-name="T17"> % – журнал Б , </text:span><text:span text:style-name="T19">4</text:span><text:span text:style-name="T17">5 % – журнал В , 3</text:span><text:span text:style-name="T29">5</text:span><text:span text:style-name="T17"> % – журнали А та Б , </text:span><text:span text:style-name="T29">15</text:span><text:span text:style-name="T17"> % – журнали Б і В , 40 % – журнали А та В , 10 % – журнали А , Б і В . Скільки відсотків студентів:</text:span></text:p>
          <text:p text:style-name="P25"><text:s text:c="11"/>(а) читають принаймні один журнал;</text:p>
          <text:p text:style-name="P25"><text:s text:c="11"/>(б) не читають жодного з журналів;</text:p>
          <text:p text:style-name="P25"><text:s text:c="11"/>(в) читають точно два журнали;</text:p>
          <text:p text:style-name="P25"><text:s text:c="11"/>(г) читають не менше двох журналів?</text:p>
          <text:p text:style-name="P25"/>
        </text:list-item>
        <text:list-item>
          <text:p text:style-name="P36"><text:span text:style-name="T17">Знайти кількість простих чисел, що не перевищують 1</text:span><text:span text:style-name="T29">4</text:span><text:span text:style-name="T17">0.</text:span></text:p>
          <text:p text:style-name="P25"/>
        </text:list-item>
        <text:list-item>
          <text:p text:style-name="P45"><text:span text:style-name="T89">Скількома способами можна розмістити на шахівниці розміром m×n </text:span><text:span text:style-name="T90">4</text:span><text:span text:style-name="T89"> різнокольорові тури так, щоб вони не били одна одну?</text:span></text:p>
          <text:p text:style-name="P25"/>
        </text:list-item>
        <text:list-item>
          <text:p text:style-name="P25">Скількома способами в множині A з n елементів можна вибрати дві підмножини, що не перетинаються?</text:p>
          <text:p text:style-name="P25"/>
        </text:list-item>
        <text:list-item>
          <text:p text:style-name="P36"><text:span text:style-name="T17">На одній прямій дано </text:span><text:span text:style-name="T29">f</text:span><text:span text:style-name="T17"> точок, а на іншій, паралельній першій, – </text:span><text:span text:style-name="T29">g</text:span><text:span text:style-name="T17"> точок. Скільки існує трикутників, вершинами яких є ці точки?</text:span></text:p>
          <text:p text:style-name="P25"/>
        </text:list-item>
        <text:list-item>
          <text:p text:style-name="P36"><text:span text:style-name="T17">Визначити, скількома способами можна вибрати з натуральних чисел від 1 до 100 три натуральні числа так, щоб їх сума ділилася на три.</text:span></text:p>
          <text:p text:style-name="P25"/>
        </text:list-item>
        <text:list-item>
          <text:p text:style-name="P45"><text:span text:style-name="T89">Скільки є перестановок цифр 0, 1, 2, …, 9, у яких цифра </text:span><text:span text:style-name="T90">1</text:span><text:span text:style-name="T89"> займає </text:span><text:span text:style-name="T90">перше</text:span><text:span text:style-name="T89"> місце, а цифра </text:span><text:span text:style-name="T90">4</text:span><text:span text:style-name="T89"> – </text:span><text:span text:style-name="T90">четверте</text:span><text:span text:style-name="T89">?</text:span></text:p>
          <text:p text:style-name="P31"/>
        </text:list-item>
        <text:list-item>
          <text:p text:style-name="P25">Нехай дано n символів a, m символів b і k символів c. Визначити кількість різних слів, які складаються зі всіх цих символів і у яких жодні два символи c не стоять поруч.</text:p>
          <text:p text:style-name="P25"/>
        </text:list-item>
        <text:list-item>
          <text:p text:style-name="P36"><text:span text:style-name="T17">Скількома способами з </text:span><text:span text:style-name="T29">8</text:span><text:span text:style-name="T17"> інженерів і 1</text:span><text:span text:style-name="T29">6</text:span><text:span text:style-name="T17"> робітників можна створити бригаду, яка складалася б із </text:span><text:span text:style-name="T29">4</text:span><text:span text:style-name="T17"> інженерів і </text:span><text:span text:style-name="T29">7</text:span><text:span text:style-name="T17"> робітників?</text:span></text:p>
          <text:p text:style-name="P25"/>
        </text:list-item>
        <text:list-item>
          <text:p text:style-name="P45"><text:span text:style-name="T89">Скількома способами можна вибрати з </text:span><text:span text:style-name="T90">f</text:span><text:span text:style-name="T89"> чоловік групу людей для роботи, якщо група має складатися не менше ніж із </text:span><text:span text:style-name="T90">g</text:span><text:span text:style-name="T89"> чоловік?</text:span></text:p>
          <text:p text:style-name="P25"/>
        </text:list-item>
        <text:list-item>
          <text:p text:style-name="P36"><text:soft-page-break/><text:span text:style-name="T17">Скількома способами можна переставити літери слова палеонтолог так, щоб голосні та приголосні чергувалися?</text:span></text:p>
          <text:p text:style-name="P31"/>
        </text:list-item>
        <text:list-item>
          <text:p text:style-name="P36"><text:span text:style-name="T17">Визначити, скількома способами можна переставити літери слова монолог так, щоб приголосні йшли за абеткою.</text:span></text:p>
          <text:p text:style-name="P31"/>
        </text:list-item>
        <text:list-item>
          <text:p text:style-name="P25">У скількох перестановках літер a, a, a, a, b, b, b, c, c не зустрічається жодне з підслів aaaa, bbb, cc?</text:p>
          <text:p text:style-name="P25"/>
        </text:list-item>
        <text:list-item>
          <text:p text:style-name="P25">У скількох перестановках літер a, a, b, b, c, c жодна літера не збігається з літерою, що стоїть на такому самому місці у слові aabbcc?</text:p>
          <text:p text:style-name="P25"/>
        </text:list-item>
        <text:list-item>
          <text:p text:style-name="P36"><text:span text:style-name="T17">Знайти n, коли відомо, що у розкладанні (1 + x)</text:span><text:span text:style-name="T54">n</text:span><text:span text:style-name="T17"> коефіцієнти при x</text:span><text:span text:style-name="T54">4</text:span><text:span text:style-name="T17"> та x</text:span><text:span text:style-name="T54">10</text:span><text:span text:style-name="T17"> однакові.</text:span></text:p>
          <text:p text:style-name="P25"/>
        </text:list-item>
        <text:list-item>
          <text:p text:style-name="P36"><text:span text:style-name="T17">Розв'язати рівняння відносно натурального k </text:span><text:span text:style-name="T23">(скористатись означенням числа комбінацій через факторіал)</text:span><text:span text:style-name="T17">:</text:span></text:p>
          <text:p text:style-name="P25">C(k + 1, k – 1) + C(k, k – 2) = 9k + 10.</text:p>
          <text:p text:style-name="P31"/>
        </text:list-item>
        <text:list-item>
          <text:p text:style-name="P36"><text:span text:style-name="T104">Довести, що</text:span></text:p>
          <text:p text:style-name="P36"><text:span text:style-name="T30">1 + 7C(n, 1) + 12C(n, 2) + 6C(n, 3) = (n + 1)</text:span><text:span text:style-name="T59">3</text:span><text:span text:style-name="T30">.</text:span></text:p>
          <text:p text:style-name="P37"><text:span text:style-name="T30"/></text:p>
        </text:list-item>
        <text:list-item>
          <text:p text:style-name="P37"><text:span text:style-name="T17">Обчислити </text:span><text:span text:style-name="T25">суму</text:span><text:span text:style-name="T17">:</text:span></text:p>
          <text:p text:style-name="P36"><text:span text:style-name="T17">C</text:span><text:span text:style-name="T24">(</text:span><text:span text:style-name="T17">n, </text:span><text:span text:style-name="T25">0</text:span><text:span text:style-name="T24">)</text:span><text:span text:style-name="T56">2 <text:s/></text:span><text:span text:style-name="T26">-</text:span><text:span text:style-name="T17"> C</text:span><text:span text:style-name="T24">(</text:span><text:span text:style-name="T17">n, </text:span><text:span text:style-name="T25">1</text:span><text:span text:style-name="T24">)</text:span><text:span text:style-name="T56">2 </text:span><text:span text:style-name="T17">+ C</text:span><text:span text:style-name="T24">(</text:span><text:span text:style-name="T17">n, </text:span><text:span text:style-name="T25">2</text:span><text:span text:style-name="T24">)</text:span><text:span text:style-name="T56">2 </text:span><text:span text:style-name="T17">+ ... + </text:span><text:span text:style-name="T27">(-1)</text:span><text:span text:style-name="T57">n</text:span><text:span text:style-name="T17">C</text:span><text:span text:style-name="T24">(</text:span><text:span text:style-name="T17">n, </text:span><text:span text:style-name="T26">n</text:span><text:span text:style-name="T24">)</text:span><text:span text:style-name="T56">2</text:span><text:span text:style-name="T26">.</text:span></text:p>
          <text:p text:style-name="P29"/>
        </text:list-item>
        <text:list-item>
          <text:p text:style-name="P29">Користуючись поліномною теоремою, обчислити </text:p>
          <text:p text:style-name="P36"><text:span text:style-name="T30">(</text:span><text:span text:style-name="T31">3</text:span><text:span text:style-name="T30">x + 2y + z)</text:span><text:span text:style-name="T59">3</text:span><text:span text:style-name="T30">.</text:span></text:p>
          <text:p text:style-name="P29"/>
        </text:list-item>
        <text:list-item>
          <text:p text:style-name="P12"><text:span text:style-name="T85">Знайти коефіцієнт при x</text:span><text:span text:style-name="T93">k</text:span><text:span text:style-name="T85"> у розкладі полінома:</text:span></text:p>
          <text:p text:style-name="P36"><text:span text:style-name="T30">(1 + x</text:span><text:span text:style-name="T60">2</text:span><text:span text:style-name="T30"> - x</text:span><text:span text:style-name="T60">3</text:span><text:span text:style-name="T30">)</text:span><text:span text:style-name="T61">9</text:span><text:span text:style-name="T30">, k = </text:span><text:span text:style-name="T33">8</text:span><text:span text:style-name="T30">.</text:span></text:p>
          <text:p text:style-name="P29"/>
        </text:list-item>
        <text:list-item>
          <text:p text:style-name="P12"><text:span text:style-name="T85">Скількома способами можна вибрати </text:span><text:span text:style-name="T86">10</text:span><text:span text:style-name="T85"> тістечок у кондитерській, де є 1</text:span><text:span text:style-name="T86">4</text:span><text:span text:style-name="T85"> різних сортів тістечок за умови, що серед кожних </text:span><text:span text:style-name="T86">10</text:span><text:span text:style-name="T85"> обраних буде щонайменше 2 тістечка певного фіксованого сорту?</text:span></text:p>
          <text:p text:style-name="P25"/>
        </text:list-item>
        <text:list-item>
          <text:p text:style-name="P12"><text:span text:style-name="T87">Пустелею рухається караван з </text:span><text:span text:style-name="T86">11</text:span><text:span text:style-name="T87"> верблюдів. Мандри є тривалими. Скількома способами можна переставити верблюдів так, щоб попереду кожного верблюда йшов інший, ніж раніше.</text:span></text:p>
          <text:p text:style-name="P30"/>
        </text:list-item>
        <text:list-item>
          <text:p text:style-name="P30">Застосувати техніку твірних функцій для знаходження суми чисел </text:p>
          <text:p text:style-name="P36"><text:span text:style-name="T26">1</text:span><text:span text:style-name="T62">5</text:span><text:span text:style-name="T26"> +2</text:span><text:span text:style-name="T62">5</text:span><text:span text:style-name="T26"> +…+n</text:span><text:span text:style-name="T62">5</text:span><text:span text:style-name="T26">.</text:span></text:p>
          <text:p text:style-name="P30"/>
        </text:list-item>
        <text:list-item>
          <text:p text:style-name="P12"><text:span text:style-name="T87"><text:s/>Довести, що два сусідніх числа Фібоначчі взаємно прості.</text:span></text:p>
          <text:p text:style-name="P34"/>
        </text:list-item>
        <text:list-item>
          <text:p text:style-name="P52"><text:span text:style-name="T36">Визначити кількість розв’язків нерівності </text:span><text:span text:style-name="T43">x</text:span><text:span text:style-name="T53">1 </text:span><text:span text:style-name="T36">+ </text:span><text:span text:style-name="T43">x</text:span><text:span text:style-name="T53">2 </text:span><text:span text:style-name="T36">+ </text:span><text:span text:style-name="T43">x</text:span><text:span text:style-name="T53">3</text:span><text:span text:style-name="T36"> ≤ 1</text:span><text:span text:style-name="T37">4</text:span><text:span text:style-name="T36"> у цілих невід’ємних числах.</text:span></text:p>
          <text:p text:style-name="P52"><text:span text:style-name="T36"/></text:p>
        </text:list-item>
        <text:list-item>
          <text:p text:style-name="P52"><text:span text:style-name="T36">Знайти член розкладу (</text:span><text:span text:style-name="T43">x</text:span><text:span text:style-name="T63">2</text:span><text:span text:style-name="T36"> + </text:span><text:span text:style-name="T43">x</text:span><text:span text:style-name="T63">–3</text:span><text:span text:style-name="T36">)</text:span><text:span text:style-name="T63">25</text:span><text:span text:style-name="T36">, який не містить </text:span><text:span text:style-name="T43">x</text:span><text:span text:style-name="T36">.</text:span></text:p>
          <text:p text:style-name="P34"/>
        </text:list-item>
        <text:list-item>
          <text:p text:style-name="P57">Виберіть правильну рівність.</text:p>
          <text:p text:style-name="P50"><text:span text:style-name="T97">А</text:span>) <text:span text:style-name="T96">А</text:span><text:span text:style-name="T1">5</text:span><text:span text:style-name="T2">1</text:span> <text:span text:style-name="T96">= А</text:span><text:span text:style-name="T1">5</text:span><text:span text:style-name="T3">5</text:span>; <text:span text:style-name="T97">Б</text:span>) <text:span text:style-name="T96">С</text:span><text:span text:style-name="T1">6</text:span><text:span text:style-name="T2">1</text:span> <text:span text:style-name="T96">= С</text:span><text:span text:style-name="T1">6</text:span><text:span text:style-name="T2">5</text:span>; <text:span text:style-name="T97">В</text:span><text:span text:style-name="T95">) </text:span><text:span text:style-name="T96">А</text:span><text:span text:style-name="T1">5</text:span><text:span text:style-name="T2">2</text:span> <text:span text:style-name="T96">= А</text:span><text:span text:style-name="T1">5</text:span><text:span text:style-name="T2">3</text:span>; <text:span text:style-name="T97">Г</text:span>) <text:span text:style-name="T96">С</text:span><text:span text:style-name="T1">6</text:span><text:span text:style-name="T2">1</text:span> <text:span text:style-name="T96">= С</text:span><text:span text:style-name="T1">6</text:span><text:span text:style-name="T2">6</text:span>; <text:span text:style-name="T97">Д</text:span>) <text:span text:style-name="T96">А</text:span><text:span text:style-name="T1">5</text:span><text:span text:style-name="T2">0</text:span> <text:span text:style-name="T96">= А</text:span><text:span text:style-name="T1">5</text:span><text:span text:style-name="T2">5</text:span>; <text:span text:style-name="T97">Е</text:span>) <text:span text:style-name="T96">С</text:span><text:span text:style-name="T1">6</text:span><text:span text:style-name="T2">0</text:span> <text:span text:style-name="T96">= С</text:span><text:span text:style-name="T1">6</text:span><text:span text:style-name="T2">6</text:span>; </text:p>
          <text:p text:style-name="P51"/>
        </text:list-item>
        <text:list-item>
          <text:p text:style-name="P17">Знайти розв’язок рекурентного співвідношення: </text:p>
          <text:p text:style-name="P15"><text:span text:style-name="T14">a</text:span><text:span text:style-name="T50">n+2</text:span><text:span text:style-name="T65"> </text:span><text:span text:style-name="T14">= 9·a</text:span><text:span text:style-name="T50">n+1</text:span><text:span text:style-name="T65"> </text:span><text:span text:style-name="T14">– 14·a</text:span><text:span text:style-name="T50">n</text:span><text:span text:style-name="T65"> </text:span><text:span text:style-name="T14">+ (18 – 20n)·2</text:span><text:span text:style-name="T64">n</text:span><text:span text:style-name="T14">, a</text:span><text:span text:style-name="T50">0</text:span><text:span text:style-name="T65"> </text:span><text:span text:style-name="T14">= 6, a</text:span><text:span text:style-name="T50">1</text:span><text:span text:style-name="T65"> </text:span><text:span text:style-name="T14">=15.</text:span></text:p>
          <text:p text:style-name="P17"/>
        </text:list-item>
        <text:list-item>
          <text:p text:style-name="P18"><text:soft-page-break/>Методом твірних функцій знайти розв’язок рекурентного співвідношення: </text:p>
          <text:p text:style-name="P15"><text:span text:style-name="T14">a</text:span><text:span text:style-name="T50">n</text:span><text:span text:style-name="T65"> </text:span><text:span text:style-name="T14">= </text:span><text:span text:style-name="T15">4</text:span><text:span text:style-name="T14">·a</text:span><text:span text:style-name="T50">n-1</text:span><text:span text:style-name="T65"> </text:span><text:span text:style-name="T14">– </text:span><text:span text:style-name="T15">4</text:span><text:span text:style-name="T14">·a</text:span><text:span text:style-name="T50">n-</text:span><text:span text:style-name="T51">2</text:span><text:span text:style-name="T14">, </text:span><text:span text:style-name="T16">при </text:span><text:span text:style-name="T14">n</text:span><text:span text:style-name="T16">&gt;1, </text:span><text:span text:style-name="T14">a</text:span><text:span text:style-name="T50">0</text:span><text:span text:style-name="T65"> </text:span><text:span text:style-name="T14">= </text:span><text:span text:style-name="T15">1</text:span><text:span text:style-name="T14">, a</text:span><text:span text:style-name="T50">1</text:span><text:span text:style-name="T65"> </text:span><text:span text:style-name="T14">= </text:span><text:span text:style-name="T15">0</text:span><text:span text:style-name="T14">.</text:span></text:p>
          <text:p text:style-name="P15"><text:span text:style-name="T14"/></text:p>
        </text:list-item>
        <text:list-item>
          <text:p text:style-name="P46"><text:span text:style-name="T17">Нехай A – скінченна множина, a – елемент, а B – підмножина множини A. Яких підмножин множини A більше: тих, що включають множину B, чи тих, що не включають множину B?</text:span></text:p>
          <text:p text:style-name="P49"/>
        </text:list-item>
        <text:list-item>
          <text:p text:style-name="P3"><text:span text:style-name="T38">Скільки діагоналей має опуклий </text:span><text:span text:style-name="T40">k</text:span><text:span text:style-name="T38">-кутник? Скільки </text:span><text:span text:style-name="T39">існує </text:span><text:span text:style-name="T38">точок перетину </text:span><text:span text:style-name="T39">таких</text:span><text:span text:style-name="T38"> </text:span><text:span text:style-name="T39">діагоналей</text:span><text:span text:style-name="T38">, якщо ніякі 3 діагоналі не перетинаються в одній точці?</text:span></text:p>
          <text:p text:style-name="P20"/>
        </text:list-item>
        <text:list-item>
          <text:p text:style-name="P5"><text:span text:style-name="T4">У ліфт </text:span><text:span text:style-name="T5">1</text:span><text:span text:style-name="T13">3</text:span><text:span text:style-name="T4">-поверхового будинку на першому поверсі зайшло </text:span><text:span text:style-name="T13">8</text:span><text:span text:style-name="T4"> чоловік. Скількома способами вони можуть вийти з ліфта?</text:span></text:p>
          <text:p text:style-name="P20"/>
        </text:list-item>
        <text:list-item>
          <text:p text:style-name="P5"><text:span text:style-name="T4">На полиці </text:span><text:span text:style-name="T6">k</text:span><text:span text:style-name="T4"> книг. Скільки існує способів обрати </text:span><text:span text:style-name="T13">r</text:span><text:span text:style-name="T7"> </text:span><text:span text:style-name="T4">книг, щоб ніякі дві книги не брати поруч?</text:span></text:p>
          <text:p text:style-name="P20"/>
        </text:list-item>
        <text:list-item>
          <text:p text:style-name="P5"><text:span text:style-name="T44">За круглим столом короля Артура сидять </text:span><text:span text:style-name="T45">r</text:span><text:span text:style-name="T44"> лицарів. Кожен ворогує зі своїми сусідами. Потрібно обрати </text:span><text:span text:style-name="T45">k</text:span><text:span text:style-name="T44"> лицарів, щоб визволити принцесу. Скільки існує способів обрання лицарів, щоб серед обраних лицарів не було воро</text:span><text:span text:style-name="T46">г</text:span><text:span text:style-name="T44">ів?</text:span></text:p>
          <text:p text:style-name="P5"><text:span text:style-name="T44"/></text:p>
        </text:list-item>
        <text:list-item>
          <text:p text:style-name="P47">Ліфт, у якому знаходяться <text:span text:style-name="T126">9</text:span> пасажирів, може зупинятись на 1<text:span text:style-name="T127">3</text:span> поверхах. Пасажири виходять групами по двоє, троє і четверо чоловік. Скількома способами це може відбуватись?</text:p>
          <text:p text:style-name="P11"/>
        </text:list-item>
        <text:list-item>
          <text:p text:style-name="P6"><text:span text:style-name="T101">Скількома способами можна розставити </text:span><text:span text:style-name="T102">6</text:span><text:span text:style-name="T101"> томів зібрання творів І.Я. Франко так, щоб </text:span><text:span text:style-name="T99">третій </text:span><text:span text:style-name="T103">і четвертий </text:span><text:span text:style-name="T101">томи не стояли поруч?</text:span></text:p>
          <text:p text:style-name="P24"/>
        </text:list-item>
        <text:list-item>
          <text:p text:style-name="P9"><text:span text:style-name="T8">Прапор складається з 1</text:span><text:span text:style-name="T13">3</text:span><text:span text:style-name="T8"> горизонтальних смуг </text:span><text:span text:style-name="T9">4 різних</text:span><text:span text:style-name="T8"> кольорів, причому довільні дві сусідні смуги повинні мати різні кольори. Скільк</text:span><text:span text:style-name="T9">и</text:span><text:span text:style-name="T8"> </text:span><text:span text:style-name="T9">існує різних прапорів з такими властивостями</text:span><text:span text:style-name="T8">?</text:span></text:p>
          <text:p text:style-name="P21"/>
        </text:list-item>
        <text:list-item>
          <text:p text:style-name="P6"><text:span text:style-name="T4">В скрині </text:span><text:span text:style-name="T13">8</text:span><text:span text:style-name="T4"> чорних, 1</text:span><text:span text:style-name="T10">1</text:span><text:span text:style-name="T4"> білих, 1</text:span><text:span text:style-name="T13">5</text:span><text:span text:style-name="T4"> червоних, 1</text:span><text:span text:style-name="T13">4</text:span><text:span text:style-name="T4"> зелених куль. Яку найменшу кількість куль треба узяти, щоб серед них </text:span><text:span text:style-name="T11">(обов’язково) </text:span><text:span text:style-name="T4">було 1</text:span><text:span text:style-name="T12">2</text:span><text:span text:style-name="T4"> куль одного кольору?</text:span></text:p>
          <text:p text:style-name="P21"/>
        </text:list-item>
        <text:list-item>
          <text:p text:style-name="P6"><text:span text:style-name="T4">Скільки існує різних способів роздати </text:span><text:span text:style-name="T10">r</text:span><text:span text:style-name="T49">3</text:span><text:span text:style-name="T4"> троянд, </text:span><text:span text:style-name="T10">r</text:span><text:span text:style-name="T48">2</text:span><text:span text:style-name="T4"> гвоздик, </text:span><text:span text:style-name="T10">r</text:span><text:span text:style-name="T49">1</text:span><text:span text:style-name="T4"> волошок </text:span><text:span text:style-name="T10">g</text:span><text:span text:style-name="T4"> дівчатам?</text:span></text:p>
          <text:p text:style-name="P6"><text:span text:style-name="T4"/></text:p>
        </text:list-item>
        <text:list-item>
          <text:p text:style-name="P58"><text:span text:style-name="T91">Компанiя, </text:span><text:span text:style-name="T92">що</text:span><text:span text:style-name="T91"> складається з 10 подружнiх пар, розбивається на 5 груп по 4 людини для прогулянки на човнах. </text:span><text:span text:style-name="T128">В скiлькох випадках кожний чоловiк опиниться в одному човнi зі своєю дружиною?</text:span></text:p>
          <text:p text:style-name="P22"/>
        </text:list-item>
        <text:list-item>
          <text:p text:style-name="P22">Знайти суму 4-значних чисел, які можна отримати перестановкою цифр 1, 2, 3, 4.</text:p>
          <text:p text:style-name="P26"/>
        </text:list-item>
        <text:list-item>
          <text:p text:style-name="P26">Скільки існує n-значних десяткових чисел,</text:p>
          <text:p text:style-name="P14"><text:span text:style-name="T81"><text:s text:c="11"/>(а) у запису яких обов'язково є цифра </text:span><text:span text:style-name="T83">3</text:span><text:span text:style-name="T81">?</text:span></text:p>
          <text:p text:style-name="P26"><text:s text:c="11"/>(б) у яких сусідні цифри різні;</text:p>
          <text:p text:style-name="P26"><text:s text:c="11"/>(в) усі цифри яких непарні;</text:p>
          <text:p text:style-name="P26"><text:s text:c="11"/>(г) у запису яких є принаймні одна непарна цифра;</text:p>
          <text:p text:style-name="P14"><text:span text:style-name="T81"><text:s text:c="11"/>(д) у запису яких немає цифри </text:span><text:span text:style-name="T83">2</text:span><text:span text:style-name="T81">;</text:span></text:p>
          <text:p text:style-name="P26"><text:s text:c="11"/>(е) які починаються із двох однакових цифр;</text:p>
          <text:p text:style-name="P14"><text:span text:style-name="T81"><text:s text:c="11"/>(</text:span><text:span text:style-name="T84">є) </text:span><text:span text:style-name="T81">усі цифри яких </text:span><text:span text:style-name="T84">різні.</text:span></text:p>
          <text:p text:style-name="P28"/>
        </text:list-item>
        <text:list-item>
          <text:p text:style-name="P14"><text:span text:style-name="T17">Визначити, скільки різних натуральних дільників має число </text:span><text:span text:style-name="T18">q =</text:span><text:span text:style-name="T17"> </text:span><text:span text:style-name="T19">3</text:span><text:span text:style-name="T54">1</text:span><text:span text:style-name="T55">5</text:span><text:span text:style-name="T17"> ⋅ </text:span><text:span text:style-name="T19">5</text:span><text:span text:style-name="T55">3</text:span><text:span text:style-name="T58">2</text:span><text:span text:style-name="T17"> ⋅ 7</text:span><text:span text:style-name="T55">42</text:span><text:span text:style-name="T54">2</text:span><text:span text:style-name="T17">.</text:span></text:p>
          <text:p text:style-name="P22"/>
        </text:list-item>
        <text:list-item>
          <text:p text:style-name="P7"><text:span text:style-name="T4">Скiльки рiзних браслетiв можна скласти з </text:span><text:span text:style-name="T13">6</text:span><text:span text:style-name="T4"> однакових смарагдiв, </text:span><text:span text:style-name="T13">3</text:span><text:span text:style-name="T4"> однакових рубiнiв i </text:span><text:span text:style-name="T13">8</text:span><text:span text:style-name="T4"> однакових сапфирiв. До браслету входять всi 1</text:span><text:span text:style-name="T13">7</text:span><text:span text:style-name="T4"> каменiв.</text:span></text:p>
          <text:p text:style-name="P6"><text:span text:style-name="T47"/></text:p>
        </text:list-item>
      </text:list>
      <text:p text:style-name="P1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ListLabel_20_10" style:display-name="ListLabel 10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2" style:display-name="ListLabel 12" style:family="text">
      <style:text-properties fo:language="uk" fo:country="UA" style:language-asian="en" style:country-asian="US" style:language-complex="ar" style:country-complex="SA"/>
    </style:style>
    <style:style style:name="ListLabel_20_13" style:display-name="ListLabel 13" style:family="text">
      <style:text-properties fo:language="uk" fo:country="UA" style:language-asian="en" style:country-asian="US" style:language-complex="ar" style:country-complex="SA"/>
    </style:style>
    <style:style style:name="ListLabel_20_14" style:display-name="ListLabel 14" style:family="text">
      <style:text-properties fo:language="uk" fo:country="UA" style:language-asian="en" style:country-asian="US" style:language-complex="ar" style:country-complex="SA"/>
    </style:style>
    <style:style style:name="ListLabel_20_15" style:display-name="ListLabel 15" style:family="text">
      <style:text-properties fo:language="uk" fo:country="UA" style:language-asian="en" style:country-asian="US" style:language-complex="ar" style:country-complex="SA"/>
    </style:style>
    <style:style style:name="ListLabel_20_16" style:display-name="ListLabel 16" style:family="text">
      <style:text-properties fo:language="uk" fo:country="UA" style:language-asian="en" style:country-asian="US" style:language-complex="ar" style:country-complex="SA"/>
    </style:style>
    <style:style style:name="ListLabel_20_17" style:display-name="ListLabel 17" style:family="text">
      <style:text-properties fo:language="uk" fo:country="UA" style:language-asian="en" style:country-asian="US" style:language-complex="ar" style:country-complex="SA"/>
    </style:style>
    <style:style style:name="ListLabel_20_18" style:display-name="ListLabel 18" style:family="text">
      <style:text-properties fo:language="uk" fo:country="UA" style:language-asian="en" style:country-asian="US" style:language-complex="ar" style:country-complex="SA"/>
    </style:style>
    <style:style style:name="ListLabel_20_298" style:display-name="ListLabel 298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style:style style:name="ListLabel_20_371" style:display-name="ListLabel 371" style:family="text">
      <style:text-properties fo:language="uk" fo:country="UA" style:language-asian="en" style:country-asian="US" style:language-complex="ar" style:country-complex="SA"/>
    </style:style>
    <style:style style:name="ListLabel_20_372" style:display-name="ListLabel 372" style:family="text">
      <style:text-properties fo:language="uk" fo:country="UA" style:language-asian="en" style:country-asian="US" style:language-complex="ar" style:country-complex="SA"/>
    </style:style>
    <style:style style:name="ListLabel_20_373" style:display-name="ListLabel 373" style:family="text">
      <style:text-properties fo:language="uk" fo:country="UA" style:language-asian="en" style:country-asian="US" style:language-complex="ar" style:country-complex="SA"/>
    </style:style>
    <style:style style:name="ListLabel_20_374" style:display-name="ListLabel 374" style:family="text">
      <style:text-properties fo:language="uk" fo:country="UA" style:language-asian="en" style:country-asian="US" style:language-complex="ar" style:country-complex="SA"/>
    </style:style>
    <style:style style:name="ListLabel_20_375" style:display-name="ListLabel 375" style:family="text">
      <style:text-properties fo:language="uk" fo:country="UA" style:language-asian="en" style:country-asian="US" style:language-complex="ar" style:country-complex="SA"/>
    </style:style>
    <style:style style:name="ListLabel_20_376" style:display-name="ListLabel 376" style:family="text">
      <style:text-properties fo:language="uk" fo:country="UA" style:language-asian="en" style:country-asian="US" style:language-complex="ar" style:country-complex="SA"/>
    </style:style>
    <style:style style:name="ListLabel_20_377" style:display-name="ListLabel 377" style:family="text">
      <style:text-properties fo:language="uk" fo:country="UA" style:language-asian="en" style:country-asian="US" style:language-complex="ar" style:country-complex="SA"/>
    </style:style>
    <style:style style:name="ListLabel_20_378" style:display-name="ListLabel 378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2319in" fo:margin-left="0.4736in"/>
        </style:list-level-properties>
      </text:list-level-style-number>
      <text:list-level-style-bullet text:level="2" text:style-name="ListLabel_20_371" text:bullet-char="•">
        <style:list-level-properties text:list-level-position-and-space-mode="label-alignment">
          <style:list-level-label-alignment text:label-followed-by="listtab" fo:text-indent="-0.2319in" fo:margin-left="1.178in"/>
        </style:list-level-properties>
      </text:list-level-style-bullet>
      <text:list-level-style-bullet text:level="3" text:style-name="ListLabel_20_372" text:bullet-char="•">
        <style:list-level-properties text:list-level-position-and-space-mode="label-alignment">
          <style:list-level-label-alignment text:label-followed-by="listtab" fo:text-indent="-0.2319in" fo:margin-left="1.8835in"/>
        </style:list-level-properties>
      </text:list-level-style-bullet>
      <text:list-level-style-bullet text:level="4" text:style-name="ListLabel_20_373" text:bullet-char="•">
        <style:list-level-properties text:list-level-position-and-space-mode="label-alignment">
          <style:list-level-label-alignment text:label-followed-by="listtab" fo:text-indent="-0.2319in" fo:margin-left="2.589in"/>
        </style:list-level-properties>
      </text:list-level-style-bullet>
      <text:list-level-style-bullet text:level="5" text:style-name="ListLabel_20_374" text:bullet-char="•">
        <style:list-level-properties text:list-level-position-and-space-mode="label-alignment">
          <style:list-level-label-alignment text:label-followed-by="listtab" fo:text-indent="-0.2319in" fo:margin-left="3.2945in"/>
        </style:list-level-properties>
      </text:list-level-style-bullet>
      <text:list-level-style-bullet text:level="6" text:style-name="ListLabel_20_375" text:bullet-char="•">
        <style:list-level-properties text:list-level-position-and-space-mode="label-alignment">
          <style:list-level-label-alignment text:label-followed-by="listtab" fo:text-indent="-0.2319in" fo:margin-left="4in"/>
        </style:list-level-properties>
      </text:list-level-style-bullet>
      <text:list-level-style-bullet text:level="7" text:style-name="ListLabel_20_376" text:bullet-char="•">
        <style:list-level-properties text:list-level-position-and-space-mode="label-alignment">
          <style:list-level-label-alignment text:label-followed-by="listtab" fo:text-indent="-0.2319in" fo:margin-left="4.7055in"/>
        </style:list-level-properties>
      </text:list-level-style-bullet>
      <text:list-level-style-bullet text:level="8" text:style-name="ListLabel_20_377" text:bullet-char="•">
        <style:list-level-properties text:list-level-position-and-space-mode="label-alignment">
          <style:list-level-label-alignment text:label-followed-by="listtab" fo:text-indent="-0.2319in" fo:margin-left="5.411in"/>
        </style:list-level-properties>
      </text:list-level-style-bullet>
      <text:list-level-style-bullet text:level="9" text:style-name="ListLabel_20_378" text:bullet-char="•">
        <style:list-level-properties text:list-level-position-and-space-mode="label-alignment">
          <style:list-level-label-alignment text:label-followed-by="listtab" fo:text-indent="-0.2319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1-12-05T19:19:25.353801059</dc:date>
    <meta:editing-cycles>47</meta:editing-cycles>
    <meta:editing-duration>PT16H8M27S</meta:editing-duration>
    <meta:generator>LibreOffice/6.4.7.2$Linux_X86_64 LibreOffice_project/40$Build-2</meta:generator>
    <meta:document-statistic meta:table-count="0" meta:image-count="0" meta:object-count="0" meta:page-count="4" meta:paragraph-count="75" meta:word-count="1088" meta:character-count="6549" meta:non-whitespace-character-count="5357"/>
  </office:meta>
</office:document-meta>
</file>